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3c6" officeooo:paragraph-rsid="0002c3c6"/>
    </style:style>
    <style:style style:name="P2" style:family="paragraph" style:parent-style-name="Standard">
      <style:paragraph-properties fo:text-align="start" style:justify-single-word="false"/>
      <style:text-properties officeooo:rsid="0002c3c6" officeooo:paragraph-rsid="0002c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63b" officeooo:paragraph-rsid="0006e6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bf30" officeooo:paragraph-rsid="0008bf3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7932" officeooo:paragraph-rsid="000d793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bab7" officeooo:paragraph-rsid="000dbab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cbff" officeooo:paragraph-rsid="000dcbf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2c3c6" officeooo:paragraph-rsid="0002c3c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480db" officeooo:paragraph-rsid="0006e63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480db" officeooo:paragraph-rsid="0008bf3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480db" officeooo:paragraph-rsid="0009c4d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6e63b" officeooo:paragraph-rsid="0008bf3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8bf30" officeooo:paragraph-rsid="0009c4d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d2756" officeooo:paragraph-rsid="000d275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d7932" officeooo:paragraph-rsid="000d793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dbab7" officeooo:paragraph-rsid="000dbab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dcbff" officeooo:paragraph-rsid="000dcbf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cbff" officeooo:paragraph-rsid="000f30a0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officeooo:rsid="0002c3c6" officeooo:paragraph-rsid="0002c3c6" style:font-size-asian="14pt" style:font-size-complex="14pt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17d78" officeooo:paragraph-rsid="00117d7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d2756" officeooo:paragraph-rsid="000d2756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17d78" officeooo:paragraph-rsid="00117d78" style:font-weight-asian="bold" style:font-weight-complex="bold"/>
    </style:style>
    <style:style style:name="T1" style:family="text">
      <style:text-properties officeooo:rsid="00050e2d"/>
    </style:style>
    <style:style style:name="T2" style:family="text">
      <style:text-properties fo:font-weight="bold" officeooo:rsid="0009c4df" style:font-weight-asian="bold" style:font-weight-complex="bold"/>
    </style:style>
    <style:style style:name="T3" style:family="text">
      <style:text-properties fo:font-weight="normal" officeooo:rsid="000dcbff" style:font-weight-asian="normal" style:font-weight-complex="normal"/>
    </style:style>
    <style:style style:name="T4" style:family="text">
      <style:text-properties fo:font-weight="normal" officeooo:rsid="000fc8eb" style:font-weight-asian="normal" style:font-weight-complex="normal"/>
    </style:style>
    <style:style style:name="T5" style:family="text">
      <style:text-properties officeooo:rsid="000e91ad"/>
    </style:style>
    <style:style style:name="T6" style:family="text">
      <style:text-properties officeooo:rsid="000f30a0"/>
    </style:style>
    <style:style style:name="T7" style:family="text">
      <style:text-properties officeooo:rsid="001254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cess Book</text:p>
      <text:p text:style-name="P1"/>
      <text:p text:style-name="P3">Maandag 4 juni</text:p>
      <text:p text:style-name="P3"/>
      <text:p text:style-name="P10">Planning gemaakt wie wat gaat doen voor dinsdag, trello aangemaakt voor comminucatie en github aangemaakt door Peter. <text:span text:style-name="T1">Dataset uitgekozen: KNMI Weather.</text:span></text:p>
      <text:p text:style-name="P10"/>
      <text:p text:style-name="P4">Dinsdag 5 juni</text:p>
      <text:p text:style-name="P4"/>
      <text:p text:style-name="P13">Ieder heeft zelfstandig gewerkt. Data gedownload, en onderzocht. Attributes geclassificeerd door Pasqual, eerste code gemaakt voor omzetten van .txt naar .csv door Peter en Jochem. </text:p>
      <text:p text:style-name="P11"/>
      <text:p text:style-name="P5">Woensdag 6 juni</text:p>
      <text:p text:style-name="P5"/>
      <text:p text:style-name="P14">Taakverdeling: Pasqual lege data invullen. Jochem kijken naar decision trees, Peter clusteren data en begrijpen van data d.m.v. grafieken, Maurice begrijpen van Pandas.</text:p>
      <text:p text:style-name="P12"/>
      <text:p text:style-name="P12"><text:span text:style-name="T2">Donderdag 7 juni</text:span> </text:p>
      <text:p text:style-name="P3"/>
      <text:p text:style-name="P15">De data is opgedeeld in 4 clusters:</text:p>
      <text:list xml:id="list3470137075609917376" text:style-name="L1">
        <text:list-item>
          <text:p text:style-name="P22">Gegevens over wind: Jochem</text:p>
        </text:list-item>
        <text:list-item>
          <text:p text:style-name="P22">Gegevens over temperatuur: Maurice</text:p>
        </text:list-item>
        <text:list-item>
          <text:p text:style-name="P22">Gegevens over zonneschijn en luchtdruk: Pasqual</text:p>
        </text:list-item>
        <text:list-item>
          <text:p text:style-name="P22">Gegevens over luchtvochtigheid: Peter</text:p>
        </text:list-item>
      </text:list>
      <text:p text:style-name="P15"/>
      <text:p text:style-name="P15">Elk van de clusters:</text:p>
      <text:list xml:id="list3193449619563455689" text:style-name="L2">
        <text:list-item>
          <text:p text:style-name="P23">Beschrijving van het cluster</text:p>
        </text:list-item>
        <text:list-item>
          <text:p text:style-name="P23">Beschrijving van elk van de variabelen binnen het cluster</text:p>
        </text:list-item>
        <text:list-item>
          <text:p text:style-name="P23">Welke stations welke variabelen hebben gemeten.</text:p>
        </text:list-item>
        <text:list-item>
          <text:p text:style-name="P23">Ideeën over hoe je variabelen het best gevisualiseerd kunnen worden (schaalverdeling, tijdbestek, etc.)</text:p>
        </text:list-item>
      </text:list>
      <text:p text:style-name="P15"/>
      <text:p text:style-name="P16">Peter: </text:p>
      <text:p text:style-name="P16">ik heb in Datavisualisatiev1.1.py gecreerd met een aantal dingen toegevoegd: </text:p>
      <text:p text:style-name="P16">- procedure avg_over_year_all_stn: gemiddelden over alle stations</text:p>
      <text:p text:style-name="P16">- nanmean() - heb nanmean gebruikt ipv mean, om NaN values aan te kunnen</text:p>
      <text:p text:style-name="P16">- procedure boxplot_att om box plotjes te maken.</text:p>
      <text:p text:style-name="P16"/>
      <text:p text:style-name="P6">Vrijdag – Zaterdag – Zondag – Maandag</text:p>
      <text:p text:style-name="P6"/>
      <text:p text:style-name="P17">Allen hebben we gewerkt aan onze toegewezen clusters.</text:p>
      <text:p text:style-name="P17"/>
      <text:p text:style-name="P7">Dinsdag 12 juni</text:p>
      <text:p text:style-name="P7"/>
      <text:p text:style-name="P18">Taken besproken over hoe we de variabelen gaan taggen en bestanden doorgelezen voor het maken van de opdrachten voor week 2.</text:p>
      <text:p text:style-name="P7"/>
      <text:p text:style-name="P8">Woensdag 13 juni</text:p>
      <text:p text:style-name="P8"/>
      <text:p text:style-name="P19">Taken verdeeld over groepsleden:</text:p>
      <text:p text:style-name="P19">- Pasqual: Functies om visueel en non-visueel attributes met elkaar te vergelijken</text:p>
      <text:p text:style-name="P19">- Peter: Bokeh <text:span text:style-name="T5">Visualisatie</text:span></text:p>
      <text:p text:style-name="P20"><text:soft-page-break/>- Maurice: <text:span text:style-name="T6">Univariate plots en univariate gegevens</text:span></text:p>
      <text:p text:style-name="P25">- <text:span text:style-name="T3">Jochem: Werken aan machine learning algoritmen </text:span><text:span text:style-name="T4">en framework regressie</text:span></text:p>
      <text:p text:style-name="P25"><text:span text:style-name="T4"/></text:p>
      <text:p text:style-name="P26">Donderdag – Vrijdag – Zaterdag – Zondag – Maandag</text:p>
      <text:p text:style-name="P26"/>
      <text:p text:style-name="P24">Werken aan de culsters, de univariate gegevens verzamelen, en verbanden proberen te vinden tussen variabelen. <text:span text:style-name="T7">De GitHub is opgeschoond.</text:span></text:p>
      <text:p text:style-name="P24"><text:s/></text:p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35:32.694668531</meta:creation-date>
    <dc:date>2018-06-20T08:47:56.887594737</dc:date>
    <meta:editing-duration>PT29M57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292" meta:character-count="1979" meta:non-whitespace-character-count="1718"/>
  </office:meta>
</office:document-meta>
</file>